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name-complex="Times New Roman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name-complex="Times New Roman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name-complex="Times New Roman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1pt" style:font-size-asian="11pt" style:font-name-complex="Arial" style:font-size-complex="11pt"/>
    </style:style>
    <style:style style:name="P8" style:family="paragraph" style:parent-style-name="Standard">
      <style:paragraph-properties fo:text-align="end" style:justify-single-word="false">
        <style:tab-stops>
          <style:tab-stop style:position="1.7575in"/>
        </style:tab-stops>
      </style:paragraph-properties>
      <style:text-properties fo:font-size="11pt" style:font-size-asian="11pt" style:font-name-complex="Arial" style:font-size-complex="11pt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start" style:justify-single-word="false" style:writing-mode="lr-tb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1pt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2pt" style:font-size-asian="12pt" style:font-name-complex="Times New Roman" style:font-size-complex="12pt"/>
    </style:style>
    <style:style style:name="P14" style:family="paragraph" style:parent-style-name="Standard">
      <style:paragraph-properties fo:text-align="end" style:justify-single-word="false" style:writing-mode="lr-tb"/>
      <style:text-properties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left="-0.2319in" fo:margin-right="0in" fo:text-align="center" style:justify-single-word="false" fo:text-indent="0in" style:auto-text-indent="false"/>
      <style:text-properties style:font-name="Arial" fo:font-size="12pt" style:font-size-asian="12pt" style:font-name-complex="Arial" style:font-size-complex="12pt" style:font-weight-complex="bold"/>
    </style:style>
    <style:style style:name="P16" style:family="paragraph" style:parent-style-name="Standard" style:list-style-name="WW8Num2">
      <style:paragraph-properties fo:margin-left="0.5in" fo:margin-right="0in" fo:text-align="end" style:justify-single-word="false" fo:text-indent="-0.25in" style:auto-text-indent="false"/>
    </style:style>
    <style:style style:name="P17" style:family="paragraph" style:parent-style-name="Standard" style:master-page-name="Standard">
      <style:paragraph-properties fo:text-align="start" style:justify-single-word="false" style:page-numb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Heading_20_1">
      <style:paragraph-properties fo:margin-left="-0.2319in" fo:margin-right="0in" fo:text-align="center" style:justify-single-word="false" fo:text-indent="0in" style:auto-text-indent="false"/>
    </style:style>
    <style:style style:name="P19" style:family="paragraph" style:parent-style-name="Heading_20_1">
      <style:paragraph-properties fo:margin-left="-0.2319in" fo:margin-right="0in" fo:text-align="center" style:justify-single-word="false" fo:text-indent="0in" style:auto-text-indent="false"/>
      <style:text-properties style:font-name="Arial" fo:font-size="12pt" style:font-size-asian="12pt" style:font-name-complex="Arial"/>
    </style:style>
    <style:style style:name="T1" style:family="text">
      <style:text-properties fo:color="#ff0000"/>
    </style:style>
    <style:style style:name="T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name-complex="Arial" style:font-size-complex="12pt"/>
    </style:style>
    <style:style style:name="T4" style:family="text">
      <style:text-properties fo:font-size="12pt" style:font-size-asian="12pt" style:font-name-complex="Arial" style:font-size-complex="12pt"/>
    </style:style>
    <style:style style:name="T5" style:family="text">
      <style:text-properties fo:font-size="12pt" style:font-size-asian="12pt" style:font-name-complex="Times New Roman" style:font-size-complex="12pt"/>
    </style:style>
    <style:style style:name="T6" style:family="text">
      <style:text-properties fo:font-size="12pt" style:font-size-asian="12pt" style:font-name-complex="Times New Roman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2pt" style:font-size-asian="12pt" style:font-name-complex="Arial"/>
    </style:style>
    <style:style style:name="T12" style:family="text">
      <style:text-properties style:font-name="Arial" fo:font-size="12pt" style:font-name-asian="Arial" style:font-size-asian="12pt" style:font-name-complex="Arial"/>
    </style:style>
    <style:style style:name="T13" style:family="text">
      <style:text-properties fo:font-size="11pt" style:font-size-asian="11pt" style:font-name-complex="Arial" style:font-size-complex="11pt"/>
    </style:style>
    <style:style style:name="T14" style:family="text">
      <style:text-properties fo:font-size="11pt" style:font-size-asian="11pt" style:font-name-complex="Arial" style:font-size-complex="11pt"/>
    </style:style>
    <style:style style:name="T15" style:family="text">
      <style:text-properties fo:font-size="11pt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Exercise 1</text:p>
      <text:p text:style-name="P11"/>
      <text:p text:style-name="P11">Write a program last that prints the <text:span text:style-name="T1">last</text:span> <text:span text:style-name="T2">N</text:span> lines of a <text:span text:style-name="T1">text file</text:span> </text:p>
      <text:p text:style-name="P11"/>
      <text:p text:style-name="P11"/>
      <text:h text:style-name="P19" text:outline-level="1"/>
      <text:h text:style-name="P18" text:outline-level="1"><text:span text:style-name="T11">קבצים</text:span><text:span text:style-name="T12"> <text:s/></text:span><text:s text:c="2"/></text:h>
      <text:p text:style-name="P15"/>
      <text:p text:style-name="P6"/>
      <text:p text:style-name="P7"/>
      <text:p text:style-name="P2"/>
      <text:p text:style-name="P9"><text:span text:style-name="T3">2</text:span><text:span text:style-name="T13">. כתוב</text:span><text:span text:style-name="T15"> </text:span><text:span text:style-name="T13">תכנית</text:span><text:span text:style-name="T15"> </text:span><text:span text:style-name="T13">אשר</text:span><text:span text:style-name="T15"> </text:span><text:span text:style-name="T13">קוראת</text:span><text:span text:style-name="T15"> </text:span><text:span text:style-name="T13">קובץ</text:span><text:span text:style-name="T15"> </text:span><text:span text:style-name="T13">טקסט</text:span><text:span text:style-name="T15"> </text:span><text:span text:style-name="T13">כקלט</text:span><text:span text:style-name="T15"> </text:span><text:span text:style-name="T13">ומחשבת</text:span><text:span text:style-name="T15"> </text:span><text:span text:style-name="T13">את</text:span><text:span text:style-name="T15"> </text:span><text:span text:style-name="T13">התדירויות</text:span><text:span text:style-name="T15"> </text:span><text:span text:style-name="T13">של</text:span><text:span text:style-name="T15"> </text:span><text:span text:style-name="T13">האותיות</text:span><text:span text:style-name="T15"> </text:span><text:span text:style-name="T13">המופיעות</text:span><text:span text:style-name="T15"> </text:span><text:span text:style-name="T13">בקלט. למשל, עבור</text:span><text:span text:style-name="T15"> </text:span><text:span text:style-name="T13">הקלט:</text:span></text:p>
      <text:p text:style-name="P8"><text:tab/></text:p>
      <text:p text:style-name="P1"><text:span text:style-name="T13">Hello World ha ha</text:span><text:span text:style-name="T13">!.</text:span></text:p>
      <text:p text:style-name="P9"><text:span text:style-name="T13">הפלט</text:span><text:span text:style-name="T15"> </text:span><text:span text:style-name="T13">הוא:</text:span></text:p>
      <text:p text:style-name="P7"/>
      <text:p text:style-name="P12">d<text:tab/>1</text:p>
      <text:p text:style-name="P12">e<text:tab/>1</text:p>
      <text:p text:style-name="P12">H<text:tab/>1</text:p>
      <text:p text:style-name="P11"><text:span text:style-name="T13">h<text:tab/>2</text:span></text:p>
      <text:p text:style-name="P12">l<text:tab/>3</text:p>
      <text:p text:style-name="P12">o<text:tab/>2</text:p>
      <text:p text:style-name="P12">r<text:tab/>1</text:p>
      <text:p text:style-name="P12">W<text:tab/>1</text:p>
      <text:p text:style-name="P11"><text:span text:style-name="T13">a<text:tab/>2</text:span></text:p>
      <text:p text:style-name="P9"/>
      <text:p text:style-name="P9"><text:span text:style-name="T8">3</text:span><text:span text:style-name="T8">: </text:span><text:span text:style-name="T10">קרא <text:s/>קובץ טקסט וחשב את התדירות של מילות הקובץ</text:span><text:span text:style-name="T8">. </text:span></text:p>
      <text:p text:style-name="P3"/>
      <text:p text:style-name="P9"><text:span text:style-name="T7">דוגמת קובץ קלט</text:span><text:span text:style-name="T5">:</text:span></text:p>
      <text:p text:style-name="P3"/>
      <text:p text:style-name="P4"/>
      <text:p text:style-name="P4">Dani studies in Medical school and Yael studies in college</text:p>
      <text:p text:style-name="P4"/>
      <text:p text:style-name="P9"><text:span text:style-name="T7">קובץ פלט</text:span><text:span text:style-name="T5">:</text:span></text:p>
      <text:p text:style-name="P13">Dani <text:tab/><text:tab/>1</text:p>
      <text:p text:style-name="P13">studies<text:tab/><text:tab/>2</text:p>
      <text:p text:style-name="P13">in<text:tab/><text:tab/>2</text:p>
      <text:p text:style-name="P13">Medical<text:tab/>1</text:p>
      <text:p text:style-name="P13">school<text:tab/><text:tab/>1</text:p>
      <text:p text:style-name="P13">and<text:tab/><text:tab/>1</text:p>
      <text:p text:style-name="P13">Yael<text:tab/><text:tab/>1</text:p>
      <text:p text:style-name="P13">college<text:tab/><text:tab/>1</text:p>
      <text:p text:style-name="P14"/>
      <text:list xml:id="list1570535238" text:style-name="WW8Num2">
        <text:list-item>
          <text:p text:style-name="P16"><text:span text:style-name="T7">תחשבו על אפשרות להגדיר <text:s text:c="7"/></text:span><text:span text:style-name="T5">STRUCT</text:span><text:span text:style-name="T5"> </text:span><text:span text:style-name="T7">הכולל מילה ותדירות שהיא מופיעה </text:span></text:p>
        </text:list-item>
      </text:list>
      <text:p text:style-name="P13"/>
      <text:p text:style-name="P1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" svg:font-family="'Lohit Hindi'"/>
    <style:font-face style:name="Courier New" svg:font-family="'Courier New'" style:font-family-generic="modern"/>
    <style:font-face style:name="Lohit Hindi1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end" style:justify-single-word="false" fo:orphans="2" fo:widows="2" fo:hyphenation-ladder-count="no-limit" fo:text-indent="0in" style:auto-text-indent="false" style:writing-mode="rl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1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text-align="start" style:justify-single-word="false" fo:text-indent="0in" style:auto-text-indent="false" fo:keep-with-next="always"/>
      <style:text-properties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text-align="start" style:justify-single-word="false" style:writing-mode="lr-tb"/>
      <style:text-properties style:language-asian="ko" style:country-asian="KR"/>
    </style:style>
    <style:style style:name="HTML_20_Preformatted" style:display-name="HTML Preformatted" style:family="paragraph" style:parent-style-name="Standard">
      <style:paragraph-properties fo:text-align="start" style:justify-single-word="false" style:writing-mode="lr-tb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modern" fo:font-size="10pt" style:font-size-asian="10pt" style:language-asian="ko" style:country-asian="KR" style:font-name-complex="Courier New" style:font-family-complex="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2pt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2pt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Absatz-Standardschriftart" style:family="text"/>
    <style:style style:name="Default_20_Paragraph_20_Font" style:display-name="Default Paragraph Font" style:family="tex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me</meta:initial-creator>
    <meta:creation-date>2008-01-23T09:01:00</meta:creation-date>
    <dc:date>2018-08-26T09:52:32.835328900</dc:date>
    <meta:editing-cycles>6</meta:editing-cycles>
    <meta:editing-duration>PT22M22S</meta:editing-duration>
    <meta:document-statistic meta:table-count="0" meta:image-count="0" meta:object-count="0" meta:page-count="1" meta:paragraph-count="29" meta:word-count="111" meta:character-count="506" meta:non-whitespace-character-count="400"/>
    <meta:generator>LibreOffice/6.0.3.2$Linux_X86_64 LibreOffice_project/00m0$Build-2</meta:generator>
  </office:meta>
</office:document-meta>
</file>